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37mm"/>
    </style:style>
    <style:style style:name="co2" style:family="table-column">
      <style:table-column-properties fo:break-before="auto" style:column-width="39.71mm"/>
    </style:style>
    <style:style style:name="co3" style:family="table-column">
      <style:table-column-properties fo:break-before="auto" style:column-width="155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9900"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3" style:family="table-cell" style:parent-style-name="Default"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order="0.06pt solid #000000"/>
      <style:text-properties fo:color="#cc0000" style:text-position=""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color="#0000cc" style:text-position=""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fo:color="#996600" style:text-position="" fo:font-size="14pt" style:font-size-asian="14pt" style:font-size-complex="14pt"/>
    </style:style>
    <style:style style:name="ce7" style:family="table-cell" style:parent-style-name="Default">
      <style:table-cell-properties fo:border="0.06pt solid #000000"/>
      <style:text-properties fo:color="#009900" style:text-position="" fo:font-size="14pt" style:font-size-asian="14pt" style:font-size-complex="14pt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order="0.06pt solid #000000"/>
      <style:text-properties fo:color="#cc0000" fo:font-size="14pt" style:font-size-asian="14pt" style:font-size-complex="14pt"/>
    </style:style>
    <style:style style:name="ce18" style:family="table-cell" style:parent-style-name="Default">
      <style:table-cell-properties fo:border="0.06pt solid #000000"/>
      <style:text-properties fo:color="#0000cc" fo:font-size="14pt" style:font-size-asian="14pt" style:font-size-complex="14pt"/>
    </style:style>
    <style:style style:name="ce19" style:family="table-cell" style:parent-style-name="Default">
      <style:table-cell-properties fo:border="0.06pt solid #000000"/>
      <style:text-properties fo:color="#996600" fo:font-size="14pt" style:font-size-asian="14pt" style:font-size-complex="14pt"/>
    </style:style>
    <style:style style:name="ce20" style:family="table-cell" style:parent-style-name="Default">
      <style:table-cell-properties fo:border="0.06pt solid #000000"/>
      <style:text-properties fo:color="#009900" fo:font-size="14pt" style:font-size-asian="14pt" style:font-size-complex="14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9900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color="#000000"/>
    </style:style>
    <style:style style:name="T2" style:family="text">
      <style:text-properties fo:color="#0000cc"/>
    </style:style>
    <style:style style:name="T3" style:family="text">
      <style:text-properties fo:color="#cc0000"/>
    </style:style>
    <style:style style:name="T4" style:family="text">
      <style:text-properties fo:color="#009900"/>
    </style:style>
    <style:style style:name="T5" style:family="text">
      <style:text-properties fo:color="#996600"/>
    </style:style>
    <style:style style:name="T6" style:family="text">
      <style:text-properties fo:color="#000000"/>
    </style:style>
    <style:style style:name="T7" style:family="text">
      <style:text-properties fo:color="#0000cc"/>
    </style:style>
    <style:style style:name="T8" style:family="text">
      <style:text-properties fo:color="#cc0000"/>
    </style:style>
    <style:style style:name="T9" style:family="text">
      <style:text-properties fo:color="#009900"/>
    </style:style>
    <style:style style:name="T10" style:family="text">
      <style:text-properties fo:color="#99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hase1</text:p>
          </table:table-cell>
          <table:covered-table-cell/>
          <table:covered-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acc(MNB, r, r, 5)</text:p>
          </table:table-cell>
          <table:table-cell office:value-type="float" office:value="0.59" calcext:value-type="float">
            <text:p>0.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(MNB, r, r, 3)</text:p>
          </table:table-cell>
          <table:table-cell table:style-name="ce4" office:value-type="float" office:value="0.79" calcext:value-type="float">
            <text:p>0.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(SGD, r, r, 3)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t of Improvement</text:p>
          </table:table-cell>
          <table:table-cell table:formula="of:=ROUND(([.B4]-[.B3])/(1-[.B3]); 2)" office:value-type="float" office:value="0.05" calcext:value-type="float">
            <text:p>0.05</text:p>
          </table:table-cell>
          <table:table-cell office:value-type="string" calcext:value-type="string">
            <text:p><text:span text:style-name="T1">[</text:span><text:span text:style-name="T2"> acc(SGD, r, r, 3)</text:span> – <text:span text:style-name="T3">acc(MNB, r, r, 3)</text:span> ] / [ 1 - <text:span text:style-name="T3">acc(MNB, r, r, 3)</text:span>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ppa(SGD, r, r, 3)</text:p>
          </table:table-cell>
          <table:table-cell office:value-type="float" office:value="-0.00191802742392078" calcext:value-type="float">
            <text:p>-0.0019180274</text:p>
          </table:table-cell>
          <table:table-cell table:number-columns-repeated="1022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Phase2 – Bars</text:p>
          </table:table-cell>
          <table:covered-table-cell/>
          <table:covered-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acc(MNB, b, b)</text:p>
          </table:table-cell>
          <table:table-cell table:style-name="ce4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(MNB, r, b)</text:p>
          </table:table-cell>
          <table:table-cell table:style-name="ce6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(SGD, b, b)</text:p>
          </table:table-cell>
          <table:table-cell table:style-name="ce7" office:value-type="float" office:value="0.79" calcext:value-type="float">
            <text:p>0.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(SGD, r, b)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(r, b)</text:p>
          </table:table-cell>
          <table:table-cell table:formula="of:=((1-[.B12])-(1-[.B9]))" office:value-type="float" office:value="0.53" calcext:value-type="float">
            <text:p>0.53</text:p>
          </table:table-cell>
          <table:table-cell office:value-type="string" calcext:value-type="string">
            <text:p><text:span text:style-name="T2">error(SGD, r, b) </text:span> – <text:span text:style-name="T3">error(MNB, b, b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ation Loss</text:p>
          </table:table-cell>
          <table:table-cell table:formula="of:=[.B11]-[.B12]" office:value-type="float" office:value="0.54" calcext:value-type="float">
            <text:p>0.54</text:p>
          </table:table-cell>
          <table:table-cell office:value-type="string" calcext:value-type="string">
            <text:p><text:span text:style-name="T4">acc(SGD, b, b)</text:span> – <text:span text:style-name="T2">acc(SGD, r, b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E</text:p>
          </table:table-cell>
          <table:table-cell table:formula="of:=ROUND(([.B12]-[.B10])/([.B11]-[.B10]); 2)" office:value-type="float" office:value="0.07" calcext:value-type="float">
            <text:p>0.07</text:p>
          </table:table-cell>
          <table:table-cell office:value-type="string" calcext:value-type="string">
            <text:p>[ <text:span text:style-name="T2">acc(SGD, r, b)</text:span> – <text:span text:style-name="T5">acc(MNB, r, b)</text:span> ] / [ <text:span text:style-name="T4">acc(SGD, b, b)</text:span> – <text:span text:style-name="T5">acc(MNB, r, b)</text:span>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Nemar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(SGD, b, b) <text:span text:style-name="T1">VS. </text:span><text:span text:style-name="T2">(SGD, r, b)</text:span>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McNemar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3">(MNB, b, b)</text:span> <text:span text:style-name="T1">VS. </text:span><text:span text:style-name="T2">(SGD, r, b)</text:span>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Phase2 – Homes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office:value-type="string" calcext:value-type="string">
            <text:p>acc(MNB, h, h)</text:p>
          </table:table-cell>
          <table:table-cell table:style-name="ce4" office:value-type="float" office:value="0.91" calcext:value-type="float">
            <text:p>0.91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string" calcext:value-type="string">
            <text:p>acc(MNB, r, h)</text:p>
          </table:table-cell>
          <table:table-cell table:style-name="ce6" office:value-type="float" office:value="0.28" calcext:value-type="float">
            <text:p>0.28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string" calcext:value-type="string">
            <text:p>acc(SGD, h, h)</text:p>
          </table:table-cell>
          <table:table-cell table:style-name="ce7" office:value-type="float" office:value="0.91" calcext:value-type="float">
            <text:p>0.91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string" calcext:value-type="string">
            <text:p>acc(SGD, r, h)</text:p>
          </table:table-cell>
          <table:table-cell table:style-name="ce5" office:value-type="float" office:value="0.24" calcext:value-type="float">
            <text:p>0.24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string" calcext:value-type="string">
            <text:p>Loss(r, h)</text:p>
          </table:table-cell>
          <table:table-cell table:formula="of:=((1-[.B23])-(1-[.B20]))" office:value-type="float" office:value="0.67" calcext:value-type="float">
            <text:p>0.67</text:p>
          </table:table-cell>
          <table:table-cell office:value-type="string" calcext:value-type="string">
            <text:p><text:span text:style-name="T2">error(SGD, r, h)</text:span> – <text:span text:style-name="T3">error(MNB, h, h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ation Loss</text:p>
          </table:table-cell>
          <table:table-cell table:formula="of:=[.B22]-[.B23]" office:value-type="float" office:value="0.67" calcext:value-type="float">
            <text:p>0.67</text:p>
          </table:table-cell>
          <table:table-cell office:value-type="string" calcext:value-type="string">
            <text:p><text:span text:style-name="T4">acc(SGD, h, h)</text:span> – <text:span text:style-name="T2">acc(SGD, r, h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E</text:p>
          </table:table-cell>
          <table:table-cell table:formula="of:=ROUND( (([.B23]-[.B21])/([.B22]-[.B21]));2)" office:value-type="float" office:value="-0.06" calcext:value-type="float">
            <text:p>-0.06</text:p>
          </table:table-cell>
          <table:table-cell office:value-type="string" calcext:value-type="string">
            <text:p>[ <text:span text:style-name="T2">acc(SGD, r, h)</text:span> – <text:span text:style-name="T5">acc(MNB, r, h)</text:span> ] / [ <text:span text:style-name="T4">acc(SGD, h, h)</text:span> – <text:span text:style-name="T5">acc(MNB, r, h)</text:span>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Nemar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(SGD, h, h) <text:span text:style-name="T1">VS. </text:span><text:span text:style-name="T2">(SGD, r, h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Nemar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3">(MNB, h, h)</text:span> <text:span text:style-name="T1">VS. </text:span><text:span text:style-name="T2">(SGD, r, h)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00:32:31.574351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3:22.611458432</meta:creation-date>
    <meta:generator>LibreOffice/5.1.6.2$Linux_X86_64 LibreOffice_project/10m0$Build-2</meta:generator>
    <dc:date>2018-04-09T23:54:27.600760604</dc:date>
    <meta:editing-duration>PT1H25S</meta:editing-duration>
    <meta:editing-cycles>31</meta:editing-cycles>
    <meta:document-statistic meta:table-count="1" meta:cell-count="60" meta:object-count="0"/>
  </office:meta>
</office:document-meta>
</file>